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35cm" draw:marker-end-width="0.35cm" draw:fill="none" draw:fill-color="#e6e6e6" draw:textarea-horizontal-align="justify" draw:textarea-vertical-align="middle" draw:auto-grow-height="false" fo:padding-top="0.14cm" fo:padding-bottom="0.14cm" fo:padding-left="0.115cm" fo:padding-right="0.115cm"/>
    </style:style>
    <style:style style:name="gr2" style:family="graphic" style:parent-style-name="standard">
      <style:graphic-properties svg:stroke-width="0.03cm" draw:marker-start-width="0.35cm" draw:marker-end-width="0.35cm" draw:fill="solid" draw:fill-color="#ccccff" draw:textarea-horizontal-align="justify" draw:textarea-vertical-align="middle" draw:auto-grow-height="false" fo:padding-top="0.14cm" fo:padding-bottom="0.14cm" fo:padding-left="0.115cm" fo:padding-right="0.115cm"/>
    </style:style>
    <style:style style:name="gr3" style:family="graphic" style:parent-style-name="standard">
      <style:graphic-properties svg:stroke-width="0.03cm" draw:marker-start-width="0.35cm" draw:marker-end-width="0.35cm" draw:fill="none" draw:textarea-horizontal-align="justify" draw:textarea-vertical-align="middle" draw:auto-grow-height="false" fo:padding-top="0.14cm" fo:padding-bottom="0.14cm" fo:padding-left="0.115cm" fo:padding-right="0.115cm"/>
    </style:style>
    <style:style style:name="gr4" style:family="graphic" style:parent-style-name="standard">
      <style:graphic-properties draw:stroke="none" draw:fill="none" fo:min-height="0.422cm"/>
    </style:style>
    <style:style style:name="gr5" style:family="graphic" style:parent-style-name="standard">
      <style:graphic-properties draw:stroke="none" draw:fill="none" fo:min-height="0.3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4" style:family="paragraph">
      <style:paragraph-properties fo:margin-left="0cm" fo:margin-right="0cm" fo:text-align="start" fo:text-indent="0cm"/>
      <style:text-properties fo:color="#333366"/>
    </style:style>
    <style:style style:name="P5" style:family="paragraph">
      <style:paragraph-properties fo:margin-left="0cm" fo:margin-right="0cm" fo:text-align="start" fo:text-indent="0cm"/>
      <style:text-properties fo:color="#333366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6" style:family="paragraph">
      <style:paragraph-properties fo:margin-left="0cm" fo:margin-right="0cm" fo:text-align="start" fo:text-indent="0cm"/>
      <style:text-properties fo:color="#c01238"/>
    </style:style>
    <style:style style:name="P7" style:family="paragraph">
      <style:paragraph-properties fo:margin-left="0cm" fo:margin-right="0cm" fo:text-align="start" fo:text-indent="0cm"/>
      <style:text-properties fo:color="#c01238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4c4c4c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c01238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333366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.45cm" svg:height="1.625cm" svg:x="13.175cm" svg:y="3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1.625cm" svg:height="1.625cm" svg:x="1.625cm" svg:y="3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375cm" svg:height="0.625cm" svg:x="1.75cm" svg:y="4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0.875cm" svg:height="0.683cm" svg:x="3cm" svg:y="4.125cm">
          <draw:text-box>
            <text:p text:style-name="P2"><text:span text:style-name="T1">255</text:span></text:p>
          </draw:text-box>
        </draw:frame>
        <draw:custom-shape draw:style-name="gr3" draw:text-style-name="P1" draw:layer="layout" svg:width="3.375cm" svg:height="0.625cm" svg:x="5.151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0.875cm" svg:height="0.683cm" svg:x="6.401cm" svg:y="4.126cm">
          <draw:text-box>
            <text:p text:style-name="P2"><text:span text:style-name="T1">255</text:span></text:p>
          </draw:text-box>
        </draw:frame>
        <draw:custom-shape draw:style-name="gr3" draw:text-style-name="P1" draw:layer="layout" svg:width="3.375cm" svg:height="0.625cm" svg:x="8.551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0.875cm" svg:height="0.683cm" svg:x="9.801cm" svg:y="4.126cm">
          <draw:text-box>
            <text:p text:style-name="P2"><text:span text:style-name="T1">255</text:span></text:p>
          </draw:text-box>
        </draw:frame>
        <draw:custom-shape draw:style-name="gr3" draw:text-style-name="P1" draw:layer="layout" svg:width="3.375cm" svg:height="0.625cm" svg:x="11.951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375cm" svg:height="0.625cm" svg:x="1.751cm" svg:y="3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2cm" svg:height="0.683cm" svg:x="2.325cm" svg:y="3.426cm">
          <draw:text-box>
            <text:p text:style-name="P2"><text:span text:style-name="T1">110X XXXX</text:span></text:p>
          </draw:text-box>
        </draw:frame>
        <draw:custom-shape draw:style-name="gr3" draw:text-style-name="P1" draw:layer="layout" svg:width="3.375cm" svg:height="0.625cm" svg:x="5.152cm" svg:y="3.4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299cm" svg:height="0.683cm" svg:x="5.726cm" svg:y="3.427cm">
          <draw:text-box>
            <text:p text:style-name="P2"><text:span text:style-name="T1">XXXX XXXX</text:span></text:p>
          </draw:text-box>
        </draw:frame>
        <draw:custom-shape draw:style-name="gr3" draw:text-style-name="P1" draw:layer="layout" svg:width="3.375cm" svg:height="0.625cm" svg:x="8.553cm" svg:y="3.4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299cm" svg:height="0.683cm" svg:x="9.127cm" svg:y="3.428cm">
          <draw:text-box>
            <text:p text:style-name="P2"><text:span text:style-name="T1">XXXX XXXX</text:span></text:p>
          </draw:text-box>
        </draw:frame>
        <draw:custom-shape draw:style-name="gr3" draw:text-style-name="P1" draw:layer="layout" svg:width="3.375cm" svg:height="0.625cm" svg:x="11.954cm" svg:y="3.4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447cm" svg:height="0.683cm" svg:x="12.428cm" svg:y="3.429cm">
          <draw:text-box>
            <text:p text:style-name="P2"><text:span text:style-name="T1">111 </text:span><text:span text:style-name="T2">0 0000</text:span></text:p>
          </draw:text-box>
        </draw:frame>
        <draw:frame draw:style-name="gr5" draw:text-style-name="P5" draw:layer="layout" svg:width="3.125cm" svg:height="0.683cm" svg:x="5.575cm" svg:y="4.85cm">
          <draw:text-box>
            <text:p text:style-name="P4"><text:span text:style-name="T3">partie réseau</text:span></text:p>
          </draw:text-box>
        </draw:frame>
        <draw:frame draw:style-name="gr4" draw:text-style-name="P3" draw:layer="layout" svg:width="0.875cm" svg:height="0.683cm" svg:x="13.202cm" svg:y="4.127cm">
          <draw:text-box>
            <text:p text:style-name="P2"><text:span text:style-name="T1">224</text:span></text:p>
          </draw:text-box>
        </draw:frame>
        <draw:frame draw:style-name="gr5" draw:text-style-name="P7" draw:layer="layout" svg:width="3cm" svg:height="0.683cm" svg:x="13.2cm" svg:y="4.85cm">
          <draw:text-box>
            <text:p text:style-name="P6"><text:span text:style-name="T2">partie hô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xx" style:country-asian="none" style:font-family-complex="'Andale Sans UI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1cm" fo:padding-right="0.1cm" draw:shadow="hidden" draw:shadow-offset-x="0.3cm" draw:shadow-offset-y="0.3cm" draw:shadow-color="#808080" draw:measure-align="inside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creation-date>2008-01-03T16:52:06</meta:creation-date>
    <dc:date>2011-01-20T21:36:47</dc:date>
    <meta:editing-cycles>31</meta:editing-cycles>
    <meta:editing-duration>PT05H24M11S</meta:editing-duration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